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311cm" svg:height="7.463cm" svg:x="5.243cm" svg:y="9.369cm">
            <draw:object draw:notify-on-update-of-ranges="Sheet1.B25:Sheet1.B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36cm" svg:height="6.291cm" svg:x="5.143cm" svg:y="0.672cm">
            <draw:object draw:notify-on-update-of-ranges="Sheet1.B5:Sheet1.B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Anzahl der eindeutig bestimmbaren Gene für -s = all</text:p>
          </table:table-cell>
          <table:table-cell table:style-name="ce1"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</text:p>
          </table:table-cell>
          <table:table-cell office:value-type="string">
            <text:p>%</text:p>
          </table:table-cell>
          <table:table-cell table:number-columns-repeated="102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25">
            <text:p>0,25</text:p>
          </table:table-cell>
          <table:table-cell table:number-columns-repeated="102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.74">
            <text:p>7,74</text:p>
          </table:table-cell>
          <table:table-cell table:number-columns-repeated="102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5.75">
            <text:p>75,75</text:p>
          </table:table-cell>
          <table:table-cell table:number-columns-repeated="102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9.23">
            <text:p>99,23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style-name="ce1" office:value-type="string">
            <text:p>Anzahl der eindeutig bestimmbaren Gene für -s = 0</text:p>
          </table:table-cell>
          <table:table-cell table:style-name="ce1"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n</text:p>
          </table:table-cell>
          <table:table-cell office:value-type="string">
            <text:p>%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4">
            <text:p>0,04</text:p>
          </table:table-cell>
          <table:table-cell table:number-columns-repeated="102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2">
            <text:p>0,2</text:p>
          </table:table-cell>
          <table:table-cell table:number-columns-repeated="102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.24">
            <text:p>4,24</text:p>
          </table:table-cell>
          <table:table-cell table:number-columns-repeated="102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.48">
            <text:p>26,48</text:p>
          </table:table-cell>
          <table:table-cell table:number-columns-repeated="102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9.52">
            <text:p>59,52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1.55">
            <text:p>81,55</text:p>
          </table:table-cell>
          <table:table-cell table:number-columns-repeated="102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0.04">
            <text:p>90,04</text:p>
          </table:table-cell>
          <table:table-cell table:number-columns-repeated="10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3.14">
            <text:p>93,14</text:p>
          </table:table-cell>
          <table:table-cell table:number-columns-repeated="1022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ant </meta:initial-creator>
    <meta:creation-date>2013-02-20T10:36:48</meta:creation-date>
    <dc:date>2013-02-20T14:43:11</dc:date>
    <dc:creator>Ulrich Koehler</dc:creator>
    <meta:editing-duration>PT2H58M27S</meta:editing-duration>
    <meta:editing-cycles>8</meta:editing-cycles>
    <meta:generator>LibreOffice/3.5$Linux_X86_64 LibreOffice_project/350m1$Build-2</meta:generator>
    <meta:document-statistic meta:table-count="3" meta:cell-count="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12cm" svg:height="7.464cm" xlink:href=".." xlink:type="simple" chart:class="chart:bar" chart:style-name="ch1">
        <chart:title svg:x="1.755cm" svg:y="0.285cm" chart:style-name="ch2">
          <text:p>percent of distinct genes for -s 0</text:p>
        </chart:title>
        <chart:plot-area chart:style-name="ch3" table:cell-range-address="Sheet1.B25:Sheet1.B40" svg:x="1.21cm" svg:y="1.527cm" svg:width="8.69cm" svg:height="4.814cm">
          <chartooo:coordinate-region svg:x="2.083cm" svg:y="1.735cm" svg:width="7.817cm" svg:height="3.941cm"/>
          <chart:axis chart:dimension="x" chart:name="primary-x" chart:style-name="ch4">
            <chart:title svg:x="4.318cm" svg:y="6.491cm" chart:style-name="ch5">
              <text:p>number of bases</text:p>
            </chart:title>
          </chart:axis>
          <chart:axis chart:dimension="y" chart:name="primary-y" chart:style-name="ch6">
            <chart:title svg:x="0.451cm" svg:y="5.702cm" chart:style-name="ch7">
              <text:p>percent of distinct genes</text:p>
            </chart:title>
            <chart:grid chart:style-name="ch8" chart:class="major"/>
          </chart:axis>
          <chart:series chart:style-name="ch9" chart:values-cell-range-address="Sheet1.B25:Sheet1.B40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5:Sheet1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.48">
                <text:p>26.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52">
                <text:p>59.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.55">
                <text:p>81.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.04">
                <text:p>90.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.14">
                <text:p>93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61cm" svg:height="6.292cm" xlink:href=".." xlink:type="simple" chart:class="chart:bar" chart:style-name="ch1">
        <chart:title svg:x="1.468cm" svg:y="0.261cm" chart:style-name="ch2">
          <text:p>percent of distinct genes for -s = all</text:p>
        </chart:title>
        <chart:plot-area chart:style-name="ch3" table:cell-range-address="Sheet1.B5:Sheet1.B14" svg:x="1.211cm" svg:y="1.431cm" svg:width="8.736cm" svg:height="3.762cm">
          <chartooo:coordinate-region svg:x="2.084cm" svg:y="1.639cm" svg:width="7.863cm" svg:height="2.889cm"/>
          <chart:axis chart:dimension="x" chart:name="primary-x" chart:style-name="ch4">
            <chart:title svg:x="4.342cm" svg:y="5.319cm" chart:style-name="ch5">
              <text:p>number of bases</text:p>
            </chart:title>
          </chart:axis>
          <chart:axis chart:dimension="y" chart:name="primary-y" chart:style-name="ch6">
            <chart:title svg:x="0.292cm" svg:y="4.192cm" chart:style-name="ch7">
              <text:p>percent of distinct genes</text:p>
            </chart:title>
            <chart:grid chart:style-name="ch8" chart:class="major"/>
          </chart:axis>
          <chart:series chart:style-name="ch9" chart:values-cell-range-address="Sheet1.B5:Sheet1.B14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5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.75">
                <text:p>75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.23">
                <text:p>99.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